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  <style:text-properties style:text-underline-type="single" style:text-underline-style="solid" style:text-underline-width="auto" style:text-underline-mode="continuous"/>
    </style:style>
    <style:style style:name="P2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P3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P4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P5" style:parent-style-name="Normal" style:family="paragraph">
      <style:text-properties style:text-underline-type="single" style:text-underline-style="solid" style:text-underline-width="auto" style:text-underline-mode="continuous"/>
    </style:style>
  </office:automatic-styles>
  <office:body>
    <office:text text:use-soft-page-breaks="true">
      <text:p text:style-name="P1">How old are you?</text:p>
      <text:p text:style-name="Normal"/>
      <text:p text:style-name="Normal">23</text:p>
      <text:p text:style-name="Normal"/>
      <text:p text:style-name="P2">What is your gender?</text:p>
      <text:p text:style-name="Normal"/>
      <text:p text:style-name="Normal">Female</text:p>
      <text:p text:style-name="Normal"/>
      <text:p text:style-name="P3">What did you like about the game?</text:p>
      <text:p text:style-name="Normal"/>
      <text:p text:style-name="Normal">The game easy to gasp.<text:s/></text:p>
      <text:p text:style-name="Normal"/>
      <text:p text:style-name="P4">What did you dislike about the game?</text:p>
      <text:p text:style-name="Normal"/>
      <text:p text:style-name="Normal">While the<text:s/>opponent<text:s/>couldn’t spam from above due to bombs dropping from the top, I hated how the opposite player could spam from the bottom of the screen.</text:p>
      <text:p text:style-name="Normal"/>
      <text:p text:style-name="P5">How do you think the game could be improved?</text:p>
      <text:p text:style-name="Normal"/>
      <text:p text:style-name="Normal">Balance the game out a little more, put something on the bottom to stop them from staying below the screen.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Xenis</meta:initial-creator>
    <dc:creator>Xenis</dc:creator>
    <meta:creation-date>2018-04-25T09:38:00Z</meta:creation-date>
    <dc:date>2018-04-25T09:45:00Z</dc:date>
    <meta:template xlink:href="Normal.dotm" xlink:type="simple"/>
    <meta:editing-cycles>2</meta:editing-cycles>
    <meta:editing-duration>PT420S</meta:editing-duration>
    <meta:document-statistic meta:page-count="1" meta:paragraph-count="1" meta:word-count="68" meta:character-count="459" meta:row-count="3" meta:non-whitespace-character-count="392"/>
  </office:meta>
</office:document-meta>
</file>